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Game package (class)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World terrain generation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>
            <text:p>World Mesh generation</text:p>
          </table:table-cell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World features (cities, rivers)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string">
            <text:p>World saving (disk memory)</text:p>
          </table:table-cell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>
            <text:p>World loading (working memory)</text:p>
          </table:table-cell>
          <table:table-cell table:number-columns-repeated="5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8:27:14.29</meta:creation-date>
    <dc:date>2016-01-18T19:07:06.97</dc:date>
    <meta:editing-duration>PT37M3S</meta:editing-duration>
    <meta:editing-cycles>2</meta:editing-cycles>
    <meta:generator>LibreOffice/3.6$Windows_x86 LibreOffice_project/e29a214-2bbed72-0621de6-a97528c-8f066d</meta:generator>
    <meta:document-statistic meta:table-count="1" meta:cell-count="14" meta:object-count="0"/>
  </office:meta>
</office:document-meta>
</file>